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6.523cm" fo:min-width="6.191cm" fo:padding-top="0.175cm" fo:padding-bottom="0.175cm" fo:padding-left="0.3cm" fo:padding-right="0.3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55cm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536cm" fo:min-width="4.225cm" fo:padding-top="0.175cm" fo:padding-bottom="0.175cm" fo:padding-left="0.3cm" fo:padding-right="0.3cm" fo:wrap-option="wrap" loext:decorative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43cm" fo:min-width="1.952cm" loext:decorative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43cm" fo:min-width="1.14cm" loext:decorative="fals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295cm" fo:min-width="3.382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0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7.408cm" fo:min-width="1.646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73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03cm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43cm" fo:min-width="0.893cm" loext:decorative="false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43cm" fo:min-width="1.766cm" loext:decorative="false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6.93cm" fo:min-width="6.057cm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23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368cm" loext:decorative="false"/>
      <style:paragraph-properties style:writing-mode="lr-tb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945cm" fo:min-width="6.347cm" fo:padding-top="0.175cm" fo:padding-bottom="0.175cm" fo:padding-left="0.3cm" fo:padding-right="0.3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13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1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186cm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7.056cm" fo:min-width="4.897cm" fo:padding-top="0.175cm" fo:padding-bottom="0.175cm" fo:padding-left="0.3cm" fo:padding-right="0.3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15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1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30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text-properties fo:font-size="60pt" fo:font-weight="bold"/>
    </style:style>
    <style:style style:name="P3" style:family="paragraph">
      <loext:graphic-properties draw:fill="none" draw:fill-color="#ffffff"/>
      <style:text-properties fo:font-size="60pt" fo:font-weight="bold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6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91cm" svg:height="6.773cm" svg:x="1.681cm" svg:y="1.6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1cm" svg:height="2.618cm" svg:x="4.199cm" svg:y="3.833cm">
          <draw:text-box>
            <text:p text:style-name="P2"><text:span text:style-name="T1">1</text:span></text:p>
          </draw:text-box>
        </draw:frame>
      </draw:page>
      <draw:page draw:name="page2" draw:style-name="dp1" draw:master-page-name="Standard">
        <draw:custom-shape draw:style-name="gr3" draw:text-style-name="P1" draw:layer="layout" svg:width="6.681cm" svg:height="6.766cm" svg:x="1.686cm" svg:y="1.6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81cm" svg:height="2.618cm" svg:x="4.199cm" svg:y="3.833cm">
          <draw:text-box>
            <text:p text:style-name="P2"><text:span text:style-name="T1">0</text:span></text:p>
          </draw:text-box>
        </draw:frame>
      </draw:page>
      <draw:page draw:name="page3" draw:style-name="dp1" draw:master-page-name="Standard">
        <draw:custom-shape draw:style-name="gr4" draw:text-style-name="P4" draw:layer="layout" svg:width="2.452cm" svg:height="0.593cm" draw:transform="rotate (-1.5700981950941) translate (5.469cm 6.54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0.138cm" svg:y="1.8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0.138cm" svg:y="7.6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964cm" svg:height="7.935cm" draw:transform="rotate (-1.5699236621689) translate (9.228cm 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5.8cm" svg:height="2.618cm" svg:x="1.566cm" svg:y="3.758cm">
          <draw:text-box>
            <text:p text:style-name="P2"><text:span text:style-name="T1">MUX</text:span></text:p>
          </draw:text-box>
        </draw:frame>
      </draw:page>
      <draw:page draw:name="page4" draw:style-name="dp1" draw:master-page-name="Standard">
        <draw:custom-shape draw:style-name="gr4" draw:text-style-name="P4" draw:layer="layout" svg:width="2.452cm" svg:height="0.593cm" draw:transform="rotate (-1.5700981950941) translate (5.47cm 6.54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0.138cm" svg:y="3.8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0.138cm" svg:y="5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0.138cm" svg:y="1.8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0.138cm" svg:y="7.6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964cm" svg:height="7.935cm" draw:transform="rotate (-1.5699236621689) translate (9.228cm 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5.8cm" svg:height="2.618cm" svg:x="1.566cm" svg:y="3.758cm">
          <draw:text-box>
            <text:p text:style-name="P2"><text:span text:style-name="T1">MUX</text:span></text:p>
          </draw:text-box>
        </draw:frame>
      </draw:page>
      <draw:page draw:name="page5" draw:style-name="dp1" draw:master-page-name="Standard">
        <draw:custom-shape draw:style-name="gr4" draw:text-style-name="P4" draw:layer="layout" svg:width="2.452cm" svg:height="0.593cm" draw:transform="rotate (-1.5700981950941) translate (5.47cm 6.54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7.594cm" svg:y="1.8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7.594cm" svg:y="7.6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7.964cm" svg:height="7.935cm" draw:transform="rotate (-1.5699236621689) translate (8.072cm 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3" draw:layer="layout" svg:width="7.155cm" svg:height="2.618cm" svg:x="1.545cm" svg:y="3.674cm">
          <draw:text-box>
            <text:p text:style-name="P2"><text:span text:style-name="T1">DMUX</text:span></text:p>
          </draw:text-box>
        </draw:frame>
      </draw:page>
      <draw:page draw:name="page6" draw:style-name="dp1" draw:master-page-name="Standard">
        <draw:custom-shape draw:style-name="gr4" draw:text-style-name="P4" draw:layer="layout" svg:width="2.452cm" svg:height="0.593cm" draw:transform="rotate (-1.5700981950941) translate (5.47cm 6.54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4cm" svg:height="0.593cm" svg:x="7.594cm" svg:y="3.8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7.594cm" svg:y="5.7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7.594cm" svg:y="1.8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7.594cm" svg:y="7.6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7.964cm" svg:height="7.935cm" draw:transform="rotate (-1.5699236621689) translate (8.072cm 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6.827cm" svg:height="2.618cm" svg:x="1.555cm" svg:y="3.642cm">
          <draw:text-box>
            <text:p text:style-name="P2"><text:span text:style-name="T1">DMUX</text:span></text:p>
          </draw:text-box>
        </draw:frame>
      </draw:page>
      <draw:page draw:name="page7" draw:style-name="dp1" draw:master-page-name="Standard">
        <draw:custom-shape draw:style-name="gr5" draw:text-style-name="P4" draw:layer="layout" svg:width="1.64cm" svg:height="0.593cm" svg:x="2.458cm" svg:y="4.5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6.058cm" svg:y="4.5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2.488cm" svg:height="8cm" svg:x="3.78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1.979cm" svg:height="4.985cm" svg:x="4.04cm" svg:y="3.552cm">
          <draw:text-box>
            <text:p text:style-name="P2"><text:span text:style-name="T1">NC</text:span></text:p>
          </draw:text-box>
        </draw:frame>
        <draw:frame draw:style-name="gr12" draw:text-style-name="P3" draw:layer="layout" svg:width="1.979cm" svg:height="2.618cm" svg:x="4.459cm" svg:y="1.356cm">
          <draw:text-box>
            <text:p text:style-name="P2"><text:span text:style-name="T1">I</text:span></text:p>
          </draw:text-box>
        </draw:frame>
      </draw:page>
      <draw:page draw:name="page8" draw:style-name="dp1" draw:master-page-name="Standard">
        <draw:custom-shape draw:style-name="gr5" draw:text-style-name="P4" draw:layer="layout" svg:width="1.64cm" svg:height="0.593cm" svg:x="6.058cm" svg:y="4.7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2.458cm" svg:y="1.7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2.458cm" svg:y="7.6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2.488cm" svg:height="8cm" svg:x="3.78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1.979cm" svg:height="7.352cm" svg:x="4.049cm" svg:y="1.181cm">
          <draw:text-box>
            <text:p text:style-name="P2"><text:span text:style-name="T1">ADD</text:span></text:p>
          </draw:text-box>
        </draw:frame>
      </draw:page>
      <draw:page draw:name="page9" draw:style-name="dp1" draw:master-page-name="Standard">
        <draw:custom-shape draw:style-name="gr13" draw:text-style-name="P4" draw:layer="layout" svg:width="1.393cm" svg:height="0.593cm" svg:x="7.994cm" svg:y="7.2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4" draw:layer="layout" svg:width="2.266cm" svg:height="0.593cm" svg:x="8.36cm" svg:y="4.8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14cm" svg:y="2.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138cm" svg:y="7.2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" draw:layer="layout" svg:width="7.377cm" svg:height="8cm" svg:x="1.30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6.795cm" svg:height="2.618cm" svg:x="1.927cm" svg:y="2.355cm">
          <draw:text-box>
            <text:p text:style-name="P2"><text:span text:style-name="T1">HALF</text:span></text:p>
          </draw:text-box>
        </draw:frame>
        <draw:frame draw:style-name="gr17" draw:text-style-name="P3" draw:layer="layout" svg:width="5.255cm" svg:height="2.618cm" svg:x="2.514cm" svg:y="5.236cm">
          <draw:text-box>
            <text:p text:style-name="P2"><text:span text:style-name="T1">ADD</text:span></text:p>
          </draw:text-box>
        </draw:frame>
      </draw:page>
      <draw:page draw:name="page10" draw:style-name="dp1" draw:master-page-name="Standard">
        <draw:custom-shape draw:style-name="gr5" draw:text-style-name="P4" draw:layer="layout" svg:width="1.64cm" svg:height="0.593cm" svg:x="0.14cm" svg:y="4.6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4" draw:layer="layout" svg:width="1.393cm" svg:height="0.593cm" svg:x="7.994cm" svg:y="7.2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4" draw:layer="layout" svg:width="2.266cm" svg:height="0.593cm" svg:x="8.36cm" svg:y="4.8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14cm" svg:y="2.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138cm" svg:y="7.2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" draw:layer="layout" svg:width="7.377cm" svg:height="8cm" svg:x="1.30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6.795cm" svg:height="2.618cm" svg:x="2.17cm" svg:y="2.355cm">
          <draw:text-box>
            <text:p text:style-name="P2"><text:span text:style-name="T1">FULL</text:span></text:p>
          </draw:text-box>
        </draw:frame>
        <draw:frame draw:style-name="gr17" draw:text-style-name="P3" draw:layer="layout" svg:width="5.255cm" svg:height="2.618cm" svg:x="2.514cm" svg:y="5.236cm">
          <draw:text-box>
            <text:p text:style-name="P2"><text:span text:style-name="T1">ADD</text:span></text:p>
          </draw:text-box>
        </draw:frame>
      </draw:page>
      <draw:page draw:name="page11" draw:style-name="dp1" draw:master-page-name="Standard">
        <draw:custom-shape draw:style-name="gr5" draw:text-style-name="P4" draw:layer="layout" svg:width="1.64cm" svg:height="0.593cm" draw:transform="rotate (-1.5694000633933) translate (5.309cm 2.16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draw:transform="rotate (-1.5694000633933) translate (7.809cm 2.16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draw:transform="rotate (-1.5694000633933) translate (2.809cm 2.16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8.1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2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" draw:layer="layout" svg:width="7.303cm" svg:height="3.651cm" svg:x="1.397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3.645cm" svg:height="2.618cm" svg:x="3.277cm" svg:y="3.902cm">
          <draw:text-box>
            <text:p text:style-name="P2"><text:span text:style-name="T1">PC</text:span></text:p>
          </draw:text-box>
        </draw:frame>
      </draw:page>
      <draw:page draw:name="page12" draw:style-name="dp1" draw:master-page-name="Standard">
        <draw:custom-shape draw:style-name="gr5" draw:text-style-name="P4" draw:layer="layout" svg:width="1.64cm" svg:height="0.593cm" svg:x="8.1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2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" draw:layer="layout" svg:width="7.303cm" svg:height="3.651cm" svg:x="1.397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4.742cm" svg:height="2.618cm" svg:x="2.677cm" svg:y="3.902cm">
          <draw:text-box>
            <text:p text:style-name="P2"><text:span text:style-name="T1">DFF</text:span></text:p>
          </draw:text-box>
        </draw:frame>
      </draw:page>
      <draw:page draw:name="page13" draw:style-name="dp1" draw:master-page-name="Standard">
        <draw:custom-shape draw:style-name="gr5" draw:text-style-name="P4" draw:layer="layout" svg:width="1.64cm" svg:height="0.593cm" draw:transform="rotate (-1.5694000633933) translate (5.309cm 2.16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8.1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2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" draw:layer="layout" svg:width="7.303cm" svg:height="3.651cm" svg:x="1.397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draw:layer="layout" svg:width="4.519cm" svg:height="2.618cm" svg:x="3.077cm" svg:y="3.902cm">
          <draw:text-box>
            <text:p text:style-name="P2"><text:span text:style-name="T1">BIT</text:span></text:p>
          </draw:text-box>
        </draw:frame>
      </draw:page>
      <draw:page draw:name="page14" draw:style-name="dp1" draw:master-page-name="Standard">
        <draw:custom-shape draw:style-name="gr5" draw:text-style-name="P4" draw:layer="layout" svg:width="1.64cm" svg:height="0.593cm" draw:transform="rotate (-1.5694000633933) translate (5.309cm 2.16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8.1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225cm" svg:y="4.8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" draw:layer="layout" svg:width="7.303cm" svg:height="3.651cm" svg:x="1.397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5.295cm" svg:height="2.618cm" svg:x="2.584cm" svg:y="3.802cm">
          <draw:text-box>
            <text:p text:style-name="P2"><text:span text:style-name="T1">REG</text:span></text:p>
          </draw:text-box>
        </draw:frame>
      </draw:page>
      <draw:page draw:name="page15" draw:style-name="dp1" draw:master-page-name="Standard">
        <draw:custom-shape draw:style-name="gr5" draw:text-style-name="P4" draw:layer="layout" svg:width="1.64cm" svg:height="0.593cm" draw:transform="rotate (-1.5694000633933) translate (5.309cm -0.13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7.725cm" svg:y="4.9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3.4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6.2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" draw:layer="layout" svg:width="6.091cm" svg:height="8cm" svg:x="2.017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" draw:layer="layout" svg:width="5.528cm" svg:height="2.618cm" svg:x="2.385cm" svg:y="3.102cm">
          <draw:text-box>
            <text:p text:style-name="P2"><text:span text:style-name="T1">RAM</text:span></text:p>
          </draw:text-box>
        </draw:frame>
        <draw:frame draw:style-name="gr17" draw:text-style-name="P3" draw:layer="layout" svg:width="3.153cm" svg:height="2.618cm" svg:x="4.255cm" svg:y="5.313cm">
          <draw:text-box>
            <text:p text:style-name="P2"><text:span text:style-name="T1">8</text:span></text:p>
          </draw:text-box>
        </draw:frame>
      </draw:page>
      <draw:page draw:name="page16" draw:style-name="dp1" draw:master-page-name="Standard">
        <draw:custom-shape draw:style-name="gr5" draw:text-style-name="P4" draw:layer="layout" svg:width="1.64cm" svg:height="0.593cm" draw:transform="rotate (-1.5694000633933) translate (5.309cm -0.13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7.725cm" svg:y="4.9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3.4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6.2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" draw:layer="layout" svg:width="6.091cm" svg:height="8cm" svg:x="2.017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" draw:layer="layout" svg:width="5.528cm" svg:height="2.618cm" svg:x="2.385cm" svg:y="3.102cm">
          <draw:text-box>
            <text:p text:style-name="P2"><text:span text:style-name="T1">RAM</text:span></text:p>
          </draw:text-box>
        </draw:frame>
        <draw:frame draw:style-name="gr17" draw:text-style-name="P3" draw:layer="layout" svg:width="3.153cm" svg:height="2.618cm" svg:x="3.655cm" svg:y="5.313cm">
          <draw:text-box>
            <text:p text:style-name="P2"><text:span text:style-name="T1">64</text:span></text:p>
          </draw:text-box>
        </draw:frame>
      </draw:page>
      <draw:page draw:name="page17" draw:style-name="dp1" draw:master-page-name="Standard">
        <draw:custom-shape draw:style-name="gr5" draw:text-style-name="P4" draw:layer="layout" svg:width="1.64cm" svg:height="0.593cm" draw:transform="rotate (-1.5694000633933) translate (5.309cm -0.13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7.725cm" svg:y="4.9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3.4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6.2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" draw:layer="layout" svg:width="6.091cm" svg:height="8cm" svg:x="2.017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" draw:layer="layout" svg:width="5.528cm" svg:height="2.618cm" svg:x="2.385cm" svg:y="3.102cm">
          <draw:text-box>
            <text:p text:style-name="P2"><text:span text:style-name="T1">RAM</text:span></text:p>
          </draw:text-box>
        </draw:frame>
        <draw:frame draw:style-name="gr24" draw:text-style-name="P3" draw:layer="layout" svg:width="4.082cm" svg:height="2.618cm" svg:x="3.155cm" svg:y="5.313cm">
          <draw:text-box>
            <text:p text:style-name="P2"><text:span text:style-name="T1">512</text:span></text:p>
          </draw:text-box>
        </draw:frame>
      </draw:page>
      <draw:page draw:name="page18" draw:style-name="dp1" draw:master-page-name="Standard">
        <draw:custom-shape draw:style-name="gr5" draw:text-style-name="P4" draw:layer="layout" svg:width="1.64cm" svg:height="0.593cm" draw:transform="rotate (-1.5694000633933) translate (5.309cm -0.13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7.725cm" svg:y="4.9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3.4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6.2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" draw:layer="layout" svg:width="6.091cm" svg:height="8cm" svg:x="2.017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" draw:layer="layout" svg:width="5.528cm" svg:height="2.618cm" svg:x="2.385cm" svg:y="3.102cm">
          <draw:text-box>
            <text:p text:style-name="P2"><text:span text:style-name="T1">RAM</text:span></text:p>
          </draw:text-box>
        </draw:frame>
        <draw:frame draw:style-name="gr25" draw:text-style-name="P3" draw:layer="layout" svg:width="3.905cm" svg:height="2.618cm" svg:x="3.555cm" svg:y="5.313cm">
          <draw:text-box>
            <text:p text:style-name="P2"><text:span text:style-name="T1">4K</text:span></text:p>
          </draw:text-box>
        </draw:frame>
      </draw:page>
      <draw:page draw:name="page19" draw:style-name="dp1" draw:master-page-name="Standard">
        <draw:custom-shape draw:style-name="gr5" draw:text-style-name="P4" draw:layer="layout" svg:width="1.64cm" svg:height="0.593cm" draw:transform="rotate (-1.5694000633933) translate (5.309cm -0.13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4" draw:layer="layout" svg:width="1.64cm" svg:height="0.593cm" svg:x="7.725cm" svg:y="4.9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3.4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1.64cm" svg:height="0.593cm" svg:x="0.625cm" svg:y="6.2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" draw:layer="layout" svg:width="6.091cm" svg:height="8cm" svg:x="2.017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" draw:layer="layout" svg:width="5.528cm" svg:height="2.618cm" svg:x="2.385cm" svg:y="3.102cm">
          <draw:text-box>
            <text:p text:style-name="P2"><text:span text:style-name="T1">RAM</text:span></text:p>
          </draw:text-box>
        </draw:frame>
        <draw:frame draw:style-name="gr25" draw:text-style-name="P3" draw:layer="layout" svg:width="3.905cm" svg:height="2.618cm" svg:x="3.555cm" svg:y="5.313cm">
          <draw:text-box>
            <text:p text:style-name="P2"><text:span text:style-name="T1">8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7T11:31:04.370000000</meta:creation-date>
    <dc:date>2024-08-17T12:25:08.420000000</dc:date>
    <meta:editing-duration>PT44M25S</meta:editing-duration>
    <meta:editing-cycles>46</meta:editing-cycles>
    <meta:generator>LibreOffice/7.6.2.1$Windows_X86_64 LibreOffice_project/56f7684011345957bbf33a7ee678afaf4d2ba333</meta:generator>
    <meta:document-statistic meta:object-count="109"/>
  </office:meta>
</office:document-meta>
</file>